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Insulation Thermal Conductivity (W.m-1.K-1)</text:p>
          </table:table-cell>
          <table:table-cell office:value-type="string" calcext:value-type="string">
            <text:p>Exterior Surface Emissivity</text:p>
          </table:table-cell>
          <table:table-cell office:value-type="string" calcext:value-type="string">
            <text:p>Air speed Parallel to Cylinder (m.s-1)</text:p>
          </table:table-cell>
          <table:table-cell office:value-type="string" calcext:value-type="string">
            <text:p>Standard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nsulation Thermal Conductivity (W.m-1.K-1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terior Surface Emissivit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r speed Parallel to Cylinder (m.s-1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ndard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cylinder_data_202021_Check_Testing.xlsx</text:p>
          </table:table-cell>
          <table:table-cell table:number-columns-repeated="6"/>
          <table:table-cell office:value-type="string" calcext:value-type="string">
            <text:p>cylinder_data.xlsx</text:p>
          </table:table-cell>
        </table:table-row>
        <table:table-row table:style-name="ro1">
          <table:table-cell table:number-columns-repeated="8"/>
          <table:table-cell table:style-name="ce1" office:value-type="date" office:date-value="2021-07-26" calcext:value-type="date">
            <text:p>2021-07-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ut_report_202108021930.xlsx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anufacturer</text:p>
          </table:table-cell>
          <table:table-cell table:number-columns-repeated="4"/>
          <table:table-cell office:value-type="string" calcext:value-type="string">
            <text:p>Manufacturer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Model Code</text:p>
          </table:table-cell>
          <table:table-cell table:number-columns-repeated="4"/>
          <table:table-cell office:value-type="string" calcext:value-type="string">
            <text:p>Model Code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Capacity (m3)</text:p>
          </table:table-cell>
          <table:table-cell table:number-columns-repeated="4"/>
          <table:table-cell office:value-type="string" calcext:value-type="string">
            <text:p>Capacity (m3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Diameter (m)</text:p>
          </table:table-cell>
          <table:table-cell table:number-columns-repeated="4"/>
          <table:table-cell office:value-type="string" calcext:value-type="string">
            <text:p>Diameter (m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Height (m)</text:p>
          </table:table-cell>
          <table:table-cell table:number-columns-repeated="4"/>
          <table:table-cell office:value-type="string" calcext:value-type="string">
            <text:p>Height (m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Fittings</text:p>
          </table:table-cell>
          <table:table-cell table:number-columns-repeated="4"/>
          <table:table-cell office:value-type="string" calcext:value-type="string">
            <text:p>Fitting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PR Valves</text:p>
          </table:table-cell>
          <table:table-cell table:number-columns-repeated="4"/>
          <table:table-cell office:value-type="string" calcext:value-type="string">
            <text:p>TPR Valve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Thermostat Pockets</text:p>
          </table:table-cell>
          <table:table-cell table:number-columns-repeated="4"/>
          <table:table-cell office:value-type="string" calcext:value-type="string">
            <text:p>Thermostat Pockets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Insulation Thermal Conductivity (W.m-1.K-1)</text:p>
          </table:table-cell>
          <table:table-cell table:number-columns-repeated="4"/>
          <table:table-cell office:value-type="string" calcext:value-type="string">
            <text:p>Insulation Thermal Conductivity (W.m-1.K-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Exterior Surface Emissivity</text:p>
          </table:table-cell>
          <table:table-cell table:number-columns-repeated="4"/>
          <table:table-cell office:value-type="string" calcext:value-type="string">
            <text:p>Exterior Surface Emissivity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Air speed Parallel to Cylinder (m.s-1)</text:p>
          </table:table-cell>
          <table:table-cell table:number-columns-repeated="4"/>
          <table:table-cell office:value-type="string" calcext:value-type="string">
            <text:p>Air speed Parallel to Cylinder (m.s-1)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Standard</text:p>
          </table:table-cell>
          <table:table-cell table:number-columns-repeated="4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mperature Rise used for computing losses statistics (K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Optimal Radial Insulation Thickness (m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Optimal End Insulation Thickness (m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nner Diameter (m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nner Height (m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nner Volume Check (m3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xternal Aspect (height/diameter) ratio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nternal Aspect (height/diameter) ratio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inimum insulation losses (without penalty) (kWh.day-1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inimum insulation losses (with penalty) (kWh.day-1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osses from fittings (including TPR valve) (kWh.day-1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losses (kWh.day-1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losses standard deviation (kWh.day-1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PS losses including TPR valve where applicable (kWh.day-1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alculated z score to pass MEP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bability of any cylinder complying with MEPS given the z score calculat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bability of any cylinder passing stage 2 check test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odified temperature rise to hot water cylinder exterior (K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xterior to ambient temperature rise (K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hermal losses at modified temperature rise (kWh.day-1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hermal losses at modified temperature rise standard deviation (kWh.day-1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alculated z score to pass MEPS with modified T ris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bability of any cylinder with modified T rise complying with MEPS given the z score calculat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bability of any cylinder with modified T rise passing stage 2 check testing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ested Losses</text:p>
          </table:table-cell>
          <table:table-cell table:number-columns-repeated="5"/>
        </table:table-row>
      </table:table>
      <table:table table:name="cylinder_data_202021_Check_Testing.xlsx" table:style-name="ta1">
        <table:table-column table:style-name="co1" table:default-cell-style-name="ce4"/>
        <table:table-column table:style-name="co1" table:number-columns-repeated="2" table:default-cell-style-name="Default"/>
        <table:table-row table:style-name="ro2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field name</text:p>
          </table:table-cell>
          <table:table-cell table:style-name="ce3" office:value-type="string" calcext:value-type="string">
            <text:p>2<text:span text:style-name="T1">nd</text:span> r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el Cod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pacity (m3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ameter (m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ight (m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tting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R Valv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rmostat Pocket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sulation Thermal Conductivity (W.m-1.K-1)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terior Surface Emissivit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ir speed Parallel to Cylinder (m.s-1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1" loext:min-decimal-places="1" number:min-integer-digits="1"/>
    </number:number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14:19:01.358407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im Lutz</meta:initial-creator>
    <meta:creation-date>2021-08-16T12:31:25.186471014</meta:creation-date>
    <dc:date>2021-08-19T14:26:00.011645269</dc:date>
    <dc:creator>Jim Lutz</dc:creator>
    <meta:editing-duration>PT4H50M54S</meta:editing-duration>
    <meta:editing-cycles>2</meta:editing-cycles>
    <meta:generator>LibreOffice/6.4.7.2$Linux_X86_64 LibreOffice_project/40$Build-2</meta:generator>
    <meta:document-statistic meta:table-count="2" meta:cell-count="131" meta:object-count="0"/>
  </office:meta>
</office:document-meta>
</file>